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390" table:style-name="ce25">
            <text:p>8390</text:p>
          </table:table-cell>
          <table:table-cell office:value-type="float" office:value="7471.0300000000079" table:style-name="ce43">
            <text:p>7471.03</text:p>
          </table:table-cell>
          <table:table-cell office:value-type="float" office:value="14663" table:style-name="ce42">
            <text:p>14663</text:p>
          </table:table-cell>
          <table:table-cell office:value-type="float" office:value="13408.100000000008" table:style-name="ce49">
            <text:p>13408.10</text:p>
          </table:table-cell>
          <table:table-cell office:value-type="float" office:value="8316" table:style-name="ce48">
            <text:p>8316</text:p>
          </table:table-cell>
          <table:table-cell office:value-type="float" office:value="8039.4200000000055" table:style-name="ce127">
            <text:p>8039.42</text:p>
          </table:table-cell>
          <table:table-cell office:value-type="float" office:value="2965" table:style-name="ce126">
            <text:p>2965</text:p>
          </table:table-cell>
          <table:table-cell office:value-type="float" office:value="2896.38" table:style-name="ce133">
            <text:p>2896.38</text:p>
          </table:table-cell>
          <table:table-cell office:value-type="float" office:value="278" table:style-name="ce132">
            <text:p>278</text:p>
          </table:table-cell>
          <table:table-cell office:value-type="float" office:value="273.33" table:style-name="ce145">
            <text:p>273.33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34612" table:content-validation-name="val2" table:style-name="ce109">
            <text:p>34,612</text:p>
          </table:table-cell>
          <table:table-cell office:value-type="float" office:value="32088.260000000024" table:content-validation-name="val2" table:style-name="ce108">
            <text:p>32,088.26</text:p>
          </table:table-cell>
          <table:table-cell office:value-type="float" office:value="1560" table:style-name="ce96">
            <text:p>1560</text:p>
          </table:table-cell>
          <table:table-cell office:value-type="float" office:value="1502.0099999999984" table:style-name="ce79">
            <text:p>1502.01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560" table:style-name="ce112">
            <text:p>1,560</text:p>
          </table:table-cell>
          <table:table-cell office:value-type="float" office:value="1502.0099999999984" table:style-name="ce119">
            <text:p>1,502.01</text:p>
          </table:table-cell>
          <table:table-cell office:value-type="float" office:value="36172" table:content-validation-name="val2" table:style-name="ce113">
            <text:p>36,172</text:p>
          </table:table-cell>
          <table:table-cell office:value-type="float" office:value="33590.270000000019" table:content-validation-name="val2" table:style-name="ce114">
            <text:p>33,590.27</text:p>
          </table:table-cell>
          <table:table-cell office:value-type="currency" office:value="81996069.859999999" table:content-validation-name="val1" table:style-name="ce12">
            <text:p>£81,996,069.86</text:p>
          </table:table-cell>
          <table:table-cell office:value-type="currency" office:value="11444970.739999995" table:content-validation-name="val1" table:style-name="ce12">
            <text:p>£11,444,970.74</text:p>
          </table:table-cell>
          <table:table-cell office:value-type="currency" office:value="1552336.01" table:content-validation-name="val1" table:style-name="ce12">
            <text:p>£1,552,336.01</text:p>
          </table:table-cell>
          <table:table-cell office:value-type="currency" office:value="463156.66000000003" table:content-validation-name="val1" table:style-name="ce12">
            <text:p>£463,156.66</text:p>
          </table:table-cell>
          <table:table-cell office:value-type="currency" office:value="25027990.049999997" table:content-validation-name="val1" table:style-name="ce12">
            <text:p>£25,027,990.05</text:p>
          </table:table-cell>
          <table:table-cell office:value-type="currency" office:value="10373493.060000001" table:content-validation-name="val1" table:style-name="ce12">
            <text:p>£10,373,493.06</text:p>
          </table:table-cell>
          <table:table-cell office:value-type="currency" office:value="130858016.38" table:style-name="ce13">
            <text:p>£130,858,016.38</text:p>
          </table:table-cell>
          <table:table-cell office:value-type="currency" office:value="3800861.46" table:content-validation-name="val1" table:style-name="ce14">
            <text:p>£3,800,861.46</text:p>
          </table:table-cell>
          <table:table-cell office:value-type="currency" office:value="2362815.0200000005" table:content-validation-name="val1" table:style-name="ce14">
            <text:p>£2,362,815.02</text:p>
          </table:table-cell>
          <table:table-cell office:value-type="currency" office:value="6163676.4800000004" table:style-name="ce13">
            <text:p>£6,163,676.48</text:p>
          </table:table-cell>
          <table:table-cell office:value-type="currency" office:value="137021692.85999998" table:style-name="ce15">
            <text:p>£137,021,692.86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4" table:style-name="ce26">
            <text:p>364</text:p>
          </table:table-cell>
          <table:table-cell office:value-type="float" office:value="288.32299999999981" table:style-name="ce44">
            <text:p>288.32</text:p>
          </table:table-cell>
          <table:table-cell office:value-type="float" office:value="287" table:style-name="ce45">
            <text:p>287</text:p>
          </table:table-cell>
          <table:table-cell office:value-type="float" office:value="257.67700000000002" table:style-name="ce50">
            <text:p>257.68</text:p>
          </table:table-cell>
          <table:table-cell office:value-type="float" office:value="340" table:style-name="ce51">
            <text:p>340</text:p>
          </table:table-cell>
          <table:table-cell office:value-type="float" office:value="324.18600000000004" table:style-name="ce128">
            <text:p>324.19</text:p>
          </table:table-cell>
          <table:table-cell office:value-type="float" office:value="55" table:style-name="ce129">
            <text:p>55</text:p>
          </table:table-cell>
          <table:table-cell office:value-type="float" office:value="53.798000000000002" table:style-name="ce134">
            <text:p>53.80</text:p>
          </table:table-cell>
          <table:table-cell office:value-type="float" office:value="9" table:style-name="ce135">
            <text:p>9</text:p>
          </table:table-cell>
          <table:table-cell office:value-type="float" office:value="9" table:style-name="ce146">
            <text:p>9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61" table:content-validation-name="val2" table:style-name="ce109">
            <text:p>1,061</text:p>
          </table:table-cell>
          <table:table-cell office:value-type="float" office:value="933.77399999999977" table:content-validation-name="val2" table:style-name="ce108">
            <text:p>933.77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74">
            <text:p>4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9">
            <text:p>4.00</text:p>
          </table:table-cell>
          <table:table-cell office:value-type="float" office:value="1065" table:content-validation-name="val2" table:style-name="ce113">
            <text:p>1,065</text:p>
          </table:table-cell>
          <table:table-cell office:value-type="float" office:value="937.77399999999977" table:content-validation-name="val2" table:style-name="ce114">
            <text:p>937.77</text:p>
          </table:table-cell>
          <table:table-cell office:value-type="currency" office:value="2227279" table:content-validation-name="val1" table:style-name="ce12">
            <text:p>£2,227,279.00</text:p>
          </table:table-cell>
          <table:table-cell office:value-type="currency" office:value="35066" table:content-validation-name="val1" table:style-name="ce12">
            <text:p>£35,06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81743" table:content-validation-name="val1" table:style-name="ce12">
            <text:p>£581,743.00</text:p>
          </table:table-cell>
          <table:table-cell office:value-type="currency" office:value="200551" table:content-validation-name="val1" table:style-name="ce12">
            <text:p>£200,551.00</text:p>
          </table:table-cell>
          <table:table-cell office:value-type="currency" office:value="3044639" table:style-name="ce13">
            <text:p>£3,044,639.00</text:p>
          </table:table-cell>
          <table:table-cell office:value-type="currency" office:value="122317.06" table:content-validation-name="val1" table:style-name="ce14">
            <text:p>£122,317.06</text:p>
          </table:table-cell>
          <table:table-cell office:value-type="currency" office:value="512564.89" table:content-validation-name="val1" table:style-name="ce14">
            <text:p>£512,564.89</text:p>
          </table:table-cell>
          <table:table-cell office:value-type="currency" office:value="634881.94999999995" table:style-name="ce13">
            <text:p>£634,881.95</text:p>
          </table:table-cell>
          <table:table-cell office:value-type="currency" office:value="3679520.95" table:style-name="ce15">
            <text:p>£3,679,520.95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94" table:style-name="ce27">
            <text:p>194</text:p>
          </table:table-cell>
          <table:table-cell office:value-type="float" office:value="188.2" table:style-name="ce46">
            <text:p>188.20</text:p>
          </table:table-cell>
          <table:table-cell office:value-type="float" office:value="470" table:style-name="ce47">
            <text:p>470</text:p>
          </table:table-cell>
          <table:table-cell office:value-type="float" office:value="454.2" table:style-name="ce52">
            <text:p>454.20</text:p>
          </table:table-cell>
          <table:table-cell office:value-type="float" office:value="281" table:style-name="ce53">
            <text:p>281</text:p>
          </table:table-cell>
          <table:table-cell office:value-type="float" office:value="273" table:style-name="ce130">
            <text:p>273.00</text:p>
          </table:table-cell>
          <table:table-cell office:value-type="float" office:value="41" table:style-name="ce131">
            <text:p>41</text:p>
          </table:table-cell>
          <table:table-cell office:value-type="float" office:value="40.4" table:style-name="ce136">
            <text:p>40.40</text:p>
          </table:table-cell>
          <table:table-cell office:value-type="float" office:value="14" table:style-name="ce137">
            <text:p>14</text:p>
          </table:table-cell>
          <table:table-cell office:value-type="float" office:value="13.6" table:style-name="ce148">
            <text:p>13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1007" table:content-validation-name="val2" table:style-name="ce109">
            <text:p>1,007</text:p>
          </table:table-cell>
          <table:table-cell office:value-type="float" office:value="970.9" table:content-validation-name="val2" table:style-name="ce108">
            <text:p>970.90</text:p>
          </table:table-cell>
          <table:table-cell office:value-type="float" office:value="23" table:style-name="ce100">
            <text:p>23</text:p>
          </table:table-cell>
          <table:table-cell office:value-type="float" office:value="23" table:style-name="ce82">
            <text:p>23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2" table:style-name="ce65">
            <text:p>2</text:p>
          </table:table-cell>
          <table:table-cell office:value-type="float" office:value="1.2" table:style-name="ce76">
            <text:p>1.2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5" table:style-name="ce112">
            <text:p>25</text:p>
          </table:table-cell>
          <table:table-cell office:value-type="float" office:value="24.2" table:style-name="ce119">
            <text:p>24.20</text:p>
          </table:table-cell>
          <table:table-cell office:value-type="float" office:value="1032" table:content-validation-name="val2" table:style-name="ce113">
            <text:p>1,032</text:p>
          </table:table-cell>
          <table:table-cell office:value-type="float" office:value="995.1" table:content-validation-name="val2" table:style-name="ce114">
            <text:p>995.10</text:p>
          </table:table-cell>
          <table:table-cell office:value-type="currency" office:value="2807457" table:content-validation-name="val1" table:style-name="ce12">
            <text:p>£2,807,457.00</text:p>
          </table:table-cell>
          <table:table-cell office:value-type="currency" office:value="123072" table:content-validation-name="val1" table:style-name="ce12">
            <text:p>£123,07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848" table:content-validation-name="val1" table:style-name="ce12">
            <text:p>£19,848.00</text:p>
          </table:table-cell>
          <table:table-cell office:value-type="currency" office:value="747203" table:content-validation-name="val1" table:style-name="ce12">
            <text:p>£747,203.00</text:p>
          </table:table-cell>
          <table:table-cell office:value-type="currency" office:value="321446" table:content-validation-name="val1" table:style-name="ce12">
            <text:p>£321,446.00</text:p>
          </table:table-cell>
          <table:table-cell office:value-type="currency" office:value="4019026" table:style-name="ce13">
            <text:p>£4,019,026.00</text:p>
          </table:table-cell>
          <table:table-cell office:value-type="currency" office:value="102217" table:content-validation-name="val1" table:style-name="ce14">
            <text:p>£102,217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02217" table:style-name="ce13">
            <text:p>£102,217.00</text:p>
          </table:table-cell>
          <table:table-cell office:value-type="currency" office:value="4121243" table:style-name="ce15">
            <text:p>£4,121,243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5" table:style-name="ce33">
            <text:p>5</text:p>
          </table:table-cell>
          <table:table-cell office:value-type="float" office:value="4.5999999999999996" table:style-name="ce37">
            <text:p>4.60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55">
            <text:p>7.60</text:p>
          </table:table-cell>
          <table:table-cell office:value-type="float" office:value="36" table:style-name="ce54">
            <text:p>36</text:p>
          </table:table-cell>
          <table:table-cell office:value-type="float" office:value="35.799999999999997" table:style-name="ce121">
            <text:p>35.8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39">
            <text:p>1.00</text:p>
          </table:table-cell>
          <table:table-cell office:value-type="float" office:value="2" table:style-name="ce138">
            <text:p>2</text:p>
          </table:table-cell>
          <table:table-cell office:value-type="float" office:value="1.43" table:style-name="ce151">
            <text:p>1.4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2" table:content-validation-name="val2" table:style-name="ce109">
            <text:p>52</text:p>
          </table:table-cell>
          <table:table-cell office:value-type="float" office:value="50.43" table:content-validation-name="val2" table:style-name="ce108">
            <text:p>50.43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5">
            <text:p>0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52" table:content-validation-name="val2" table:style-name="ce113">
            <text:p>52</text:p>
          </table:table-cell>
          <table:table-cell office:value-type="float" office:value="50.43" table:content-validation-name="val2" table:style-name="ce114">
            <text:p>50.43</text:p>
          </table:table-cell>
          <table:table-cell office:value-type="currency" office:value="161708.74" table:content-validation-name="val1" table:style-name="ce12">
            <text:p>£161,708.74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9032.839999999997" table:content-validation-name="val1" table:style-name="ce12">
            <text:p>£39,032.84</text:p>
          </table:table-cell>
          <table:table-cell office:value-type="currency" office:value="16906.509999999998" table:content-validation-name="val1" table:style-name="ce12">
            <text:p>£16,906.51</text:p>
          </table:table-cell>
          <table:table-cell office:value-type="currency" office:value="217981.41999999998" table:style-name="ce13">
            <text:p>£217,981.4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17981.41999999998" table:style-name="ce15">
            <text:p>£217,981.42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2" table:style-name="ce34">
            <text:p>82</text:p>
          </table:table-cell>
          <table:table-cell office:value-type="float" office:value="69.959999999999994" table:style-name="ce38">
            <text:p>69.96</text:p>
          </table:table-cell>
          <table:table-cell office:value-type="float" office:value="87" table:style-name="ce39">
            <text:p>87</text:p>
          </table:table-cell>
          <table:table-cell office:value-type="float" office:value="86.35" table:style-name="ce56">
            <text:p>86.35</text:p>
          </table:table-cell>
          <table:table-cell office:value-type="float" office:value="76" table:style-name="ce57">
            <text:p>76</text:p>
          </table:table-cell>
          <table:table-cell office:value-type="float" office:value="72.989999999999995" table:style-name="ce122">
            <text:p>72.99</text:p>
          </table:table-cell>
          <table:table-cell office:value-type="float" office:value="18" table:style-name="ce123">
            <text:p>18</text:p>
          </table:table-cell>
          <table:table-cell office:value-type="float" office:value="17.5" table:style-name="ce140">
            <text:p>17.5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6" table:style-name="ce153">
            <text:p>6</text:p>
          </table:table-cell>
          <table:table-cell office:value-type="float" office:value="1.1200000000000001" table:style-name="ce106">
            <text:p>1.12</text:p>
          </table:table-cell>
          <table:table-cell office:value-type="float" office:value="273" table:content-validation-name="val2" table:style-name="ce109">
            <text:p>273</text:p>
          </table:table-cell>
          <table:table-cell office:value-type="float" office:value="251.92000000000002" table:content-validation-name="val2" table:style-name="ce108">
            <text:p>251.92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.4" table:style-name="ce119">
            <text:p>3.40</text:p>
          </table:table-cell>
          <table:table-cell office:value-type="float" office:value="277" table:content-validation-name="val2" table:style-name="ce113">
            <text:p>277</text:p>
          </table:table-cell>
          <table:table-cell office:value-type="float" office:value="255.32000000000002" table:content-validation-name="val2" table:style-name="ce114">
            <text:p>255.32</text:p>
          </table:table-cell>
          <table:table-cell office:value-type="currency" office:value="752492.89" table:content-validation-name="val1" table:style-name="ce12">
            <text:p>£752,492.89</text:p>
          </table:table-cell>
          <table:table-cell office:value-type="currency" office:value="20799.830000000002" table:content-validation-name="val1" table:style-name="ce12">
            <text:p>£20,799.83</text:p>
          </table:table-cell>
          <table:table-cell office:value-type="currency" office:value="12000" table:content-validation-name="val1" table:style-name="ce12">
            <text:p>£12,000.00</text:p>
          </table:table-cell>
          <table:table-cell office:value-type="currency" office:value="17540.38" table:content-validation-name="val1" table:style-name="ce12">
            <text:p>£17,540.38</text:p>
          </table:table-cell>
          <table:table-cell office:value-type="currency" office:value="184772.86" table:content-validation-name="val1" table:style-name="ce12">
            <text:p>£184,772.86</text:p>
          </table:table-cell>
          <table:table-cell office:value-type="currency" office:value="73938.09" table:content-validation-name="val1" table:style-name="ce12">
            <text:p>£73,938.09</text:p>
          </table:table-cell>
          <table:table-cell office:value-type="currency" office:value="1061544.05" table:style-name="ce13">
            <text:p>£1,061,544.0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72780" table:content-validation-name="val1" table:style-name="ce14">
            <text:p>£72,780.00</text:p>
          </table:table-cell>
          <table:table-cell office:value-type="currency" office:value="72780" table:style-name="ce13">
            <text:p>£72,780.00</text:p>
          </table:table-cell>
          <table:table-cell office:value-type="currency" office:value="1134324.05" table:style-name="ce15">
            <text:p>£1,134,324.05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40">
            <text:p>8.00</text:p>
          </table:table-cell>
          <table:table-cell office:value-type="float" office:value="10" table:style-name="ce41">
            <text:p>10</text:p>
          </table:table-cell>
          <table:table-cell office:value-type="float" office:value="8.69" table:style-name="ce58">
            <text:p>8.69</text:p>
          </table:table-cell>
          <table:table-cell office:value-type="float" office:value="88" table:style-name="ce59">
            <text:p>88</text:p>
          </table:table-cell>
          <table:table-cell office:value-type="float" office:value="86.63" table:style-name="ce124">
            <text:p>86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14" table:content-validation-name="val2" table:style-name="ce109">
            <text:p>114</text:p>
          </table:table-cell>
          <table:table-cell office:value-type="float" office:value="110.91" table:content-validation-name="val2" table:style-name="ce108">
            <text:p>110.9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2" table:style-name="ce71">
            <text:p>2</text:p>
          </table:table-cell>
          <table:table-cell office:value-type="float" office:value="1.8" table:style-name="ce94">
            <text:p>1.80</text:p>
          </table:table-cell>
          <table:table-cell office:value-type="float" office:value="1" table:style-name="ce95">
            <text:p>1</text:p>
          </table:table-cell>
          <table:table-cell office:value-type="float" office:value="0.4" table:style-name="ce118">
            <text:p>0.4</text:p>
          </table:table-cell>
          <table:table-cell office:value-type="float" office:value="3" table:style-name="ce112">
            <text:p>3</text:p>
          </table:table-cell>
          <table:table-cell office:value-type="float" office:value="2.2000000000000002" table:style-name="ce119">
            <text:p>2.20</text:p>
          </table:table-cell>
          <table:table-cell office:value-type="float" office:value="117" table:content-validation-name="val2" table:style-name="ce113">
            <text:p>117</text:p>
          </table:table-cell>
          <table:table-cell office:value-type="float" office:value="113.11" table:content-validation-name="val2" table:style-name="ce114">
            <text:p>113.11</text:p>
          </table:table-cell>
          <table:table-cell office:value-type="currency" office:value="296587.5" table:content-validation-name="val1" table:style-name="ce12">
            <text:p>£296,587.50</text:p>
          </table:table-cell>
          <table:table-cell office:value-type="currency" office:value="4980.79" table:content-validation-name="val1" table:style-name="ce12">
            <text:p>£4,980.7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4522.03" table:content-validation-name="val1" table:style-name="ce12">
            <text:p>£74,522.03</text:p>
          </table:table-cell>
          <table:table-cell office:value-type="currency" office:value="30657.23" table:content-validation-name="val1" table:style-name="ce12">
            <text:p>£30,657.23</text:p>
          </table:table-cell>
          <table:table-cell office:value-type="currency" office:value="406747.54999999993" table:style-name="ce13">
            <text:p>£406,747.55</text:p>
          </table:table-cell>
          <table:table-cell office:value-type="currency" office:value="41777.78" table:content-validation-name="val1" table:style-name="ce14">
            <text:p>£41,777.7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1777.78" table:style-name="ce13">
            <text:p>£41,777.78</text:p>
          </table:table-cell>
          <table:table-cell office:value-type="currency" office:value="448525.32999999996" table:style-name="ce15">
            <text:p>£448,525.33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19-11-26T14:22:05Z</dc:date>
  </office:meta>
</office:document-meta>
</file>